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0340B734038641CC.png" manifest:media-type="image/png"/>
  <manifest:file-entry manifest:full-path="Pictures/10000201000005560000030094ACD6CB5DB36A69.png" manifest:media-type="image/png"/>
  <manifest:file-entry manifest:full-path="Pictures/100002010000055600000300986D9F3797ED08BA.png" manifest:media-type="image/png"/>
  <manifest:file-entry manifest:full-path="Pictures/100002010000055600000300105E6375A76D2B8E.png" manifest:media-type="image/png"/>
  <manifest:file-entry manifest:full-path="Pictures/100002010000055600000300CE5201633ADC012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, Courier, monospace, arial, sans-serif"/>
    <style:font-face style:name="Google Sans" svg:font-family="'Google Sans', Roboto, RobotoDraft, Helvetica, Arial, sans-serif"/>
    <style:font-face style:name="Google Sans1" svg:font-family="'Google Sans', Roboto, arial, sans-serif"/>
    <style:font-face style:name="Lohit Devanagari1" svg:font-family="'Lohit Devanagari'"/>
    <style:font-face style:name="Roboto" svg:font-family="Roboto, RobotoDraft, Helvetica, Arial, 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8eb33" officeooo:paragraph-rsid="0018eb3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2.468cm, 0.353cm, 0.004cm, 1.759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2.625cm, 0cm, 0cm, 2.152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>
        <form:form form:apply-filter="true" form:method="post" form:control-implementation="ooo:com.sun.star.form.component.Form" office:target-frame="" xlink:href="https://mail.google.com/mail/u/1/?ui=html&amp;zy=s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)</text:p>
      <text:p text:style-name="P1"/>
      <text:p text:style-name="P1"><draw:frame draw:style-name="fr3" draw:name="Image3" text:anchor-type="paragraph" svg:width="17cm" svg:height="9.557cm" draw:z-index="2"><draw:image xlink:href="Pictures/100002010000055600000300105E6375A76D2B8E.png" xlink:type="simple" xlink:show="embed" xlink:actuate="onLoad" loext:mime-type="image/png"/></draw:frame></text:p>
      <text:p text:style-name="P1"><draw:frame draw:style-name="fr4" draw:name="Image4" text:anchor-type="paragraph" svg:width="17cm" svg:height="9.557cm" draw:z-index="3"><draw:image xlink:href="Pictures/100002010000055600000300CE5201633ADC0129.png" xlink:type="simple" xlink:show="embed" xlink:actuate="onLoad" loext:mime-type="image/png"/></draw:frame></text:p>
      <text:p text:style-name="P1"><draw:frame draw:style-name="fr2" draw:name="Image2" text:anchor-type="paragraph" svg:x="0.272cm" svg:y="0.356cm" svg:width="15.988cm" svg:height="8.322cm" draw:z-index="1"><draw:image xlink:href="Pictures/100002010000055600000300986D9F3797ED08BA.png" xlink:type="simple" xlink:show="embed" xlink:actuate="onLoad" loext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2)</text:p>
      <text:p text:style-name="P1"/>
      <text:p text:style-name="P1"><draw:frame draw:style-name="fr3" draw:name="Image5" text:anchor-type="paragraph" svg:width="17cm" svg:height="9.557cm" draw:z-index="4"><draw:image xlink:href="Pictures/10000201000005560000030094ACD6CB5DB36A69.png" xlink:type="simple" xlink:show="embed" xlink:actuate="onLoad" loext:mime-type="image/png"/></draw:frame></text:p>
      <text:p text:style-name="P1"><draw:frame draw:style-name="fr1" draw:name="Image1" text:anchor-type="paragraph" svg:x="0.086cm" svg:y="0.383cm" svg:width="16.007cm" svg:height="8.394cm" draw:z-index="0"><draw:image xlink:href="Pictures/1000020100000556000003000340B734038641CC.png" xlink:type="simple" xlink:show="embed" xlink:actuate="onLoad" loext:mime-type="image/png"/></draw:frame><text:soft-page-break/>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, Courier, monospace, arial, sans-serif"/>
    <style:font-face style:name="Google Sans" svg:font-family="'Google Sans', Roboto, RobotoDraft, Helvetica, Arial, sans-serif"/>
    <style:font-face style:name="Google Sans1" svg:font-family="'Google Sans', Roboto, arial, sans-serif"/>
    <style:font-face style:name="Lohit Devanagari1" svg:font-family="'Lohit Devanagari'"/>
    <style:font-face style:name="Roboto" svg:font-family="Roboto, RobotoDraft, Helvetica, Arial, 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2T17:58:55.740724453</meta:creation-date>
    <meta:generator>LibreOffice/6.0.7.3$Linux_X86_64 LibreOffice_project/00m0$Build-3</meta:generator>
    <dc:date>2020-02-12T18:08:50.643216711</dc:date>
    <meta:editing-duration>PT9M55S</meta:editing-duration>
    <meta:editing-cycles>2</meta:editing-cycles>
    <meta:document-statistic meta:table-count="0" meta:image-count="5" meta:object-count="0" meta:page-count="3" meta:paragraph-count="2" meta:word-count="2" meta:character-count="4" meta:non-whitespace-character-count="4"/>
  </office:meta>
</office:document-meta>
</file>